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3.5283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3.8957in"/>
    </style:style>
    <style:style style:name="co8" style:family="table-column">
      <style:table-column-properties fo:break-before="auto" style:column-width="3.5146in"/>
    </style:style>
    <style:style style:name="co9" style:family="table-column">
      <style:table-column-properties fo:break-before="auto" style:column-width="2.1319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2.2366in"/>
    </style:style>
    <style:style style:name="co12" style:family="table-column">
      <style:table-column-properties fo:break-before="auto" style:column-width="2.5161in"/>
    </style:style>
    <style:style style:name="co13" style:family="table-column">
      <style:table-column-properties fo:break-before="auto" style:column-width="2.0307in"/>
    </style:style>
    <style:style style:name="co14" style:family="table-column">
      <style:table-column-properties fo:break-before="auto" style:column-width="1.1634in"/>
    </style:style>
    <style:style style:name="co15" style:family="table-column">
      <style:table-column-properties fo:break-before="auto" style:column-width="1.2362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ro7" style:family="table-row">
      <style:table-row-properties style:row-height="1.078in" fo:break-before="auto" style:use-optimal-row-height="true"/>
    </style:style>
    <style:style style:name="ta1" style:family="table" style:master-page-name="PageStyle_5f_cmd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33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33">
      <style:table-cell-properties style:glyph-orientation-vertical="0" fo:background-color="#99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33"/>
    <style:style style:name="ce4" style:family="table-cell" style:parent-style-name="Default" style:data-style-name="N133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b8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6b0094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weight="bold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cmdList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6" table:number-columns-repeated="3" table:default-cell-style-name="ce19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10" table:number-columns-repeated="242" table:default-cell-style-name="ce26"/>
        <table:table-row table:style-name="ro1">
          <table:table-cell table:style-name="ce1" office:value-type="string">
            <text:p>Command #</text:p>
          </table:table-cell>
          <table:table-cell table:style-name="ce5" office:value-type="string">
            <text:p>Command Name</text:p>
          </table:table-cell>
          <table:table-cell table:style-name="ce8" office:value-type="string">
            <text:p>Frequent</text:p>
          </table:table-cell>
          <table:table-cell table:style-name="ce12" office:value-type="string">
            <text:p>Config File</text:p>
          </table:table-cell>
          <table:table-cell table:style-name="ce12" office:value-type="string">
            <text:p>Variable</text:p>
          </table:table-cell>
          <table:table-cell table:style-name="ce12" office:value-type="string">
            <text:p>Test-2006/11/26</text:p>
          </table:table-cell>
          <table:table-cell table:style-name="ce12" office:value-type="string">
            <text:p>Hawaii Status</text:p>
          </table:table-cell>
          <table:table-cell table:style-name="ce12" office:value-type="string">
            <text:p>Okay? -- Test Day 1</text:p>
          </table:table-cell>
          <table:table-cell table:style-name="ce12" office:value-type="string">
            <text:p>Ryan's Okay</text:p>
          </table:table-cell>
          <table:table-cell table:style-name="ce12" office:value-type="string">
            <text:p>Okay? -- Test Day 2</text:p>
          </table:table-cell>
          <table:table-cell table:style-name="ce24" office:value-type="string">
            <text:p>Comments Day 1</text:p>
          </table:table-cell>
          <table:table-cell table:style-name="ce24" office:value-type="string">
            <text:p>Jeff's New Comments Day 2</text:p>
          </table:table-cell>
          <table:table-cell table:style-name="ce24" office:value-type="string">
            <text:p>Ryan's Fixes/Comments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6" office:value-type="string">
            <text:p>TAIL_MESSAGE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 Operator must type leading zeros (e.g. 001)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1 </text:span><text:span text:style-name="T2">NOT</text:span><text:span text:style-name="T1"> 1 to execute. <text:s/>Where does “last X lines of /var/log/messages <text:s/>(1-1000, -1 to cancel)” get sent?</text:span></text:p>
          </table:table-cell>
          <table:table-cell table:style-name="ce25" office:value-type="string">
            <text:p>Tested by watching /tmp/tail_messages on flight computer. <text:s/>Need to check file sent over telemetry</text:p>
          </table:table-cell>
          <table:table-cell table:style-name="ce27" office:value-type="string">
            <text:p>Creates a file /tmp/tail_messages sends <text:s/>file in telemetry</text:p>
          </table:table-cell>
          <table:table-cell table:number-columns-repeated="243"/>
        </table:table-row>
        <table:table-row table:style-name="ro3">
          <table:table-cell table:style-name="ce2" office:value-type="float" office:value="2">
            <text:p>002</text:p>
          </table:table-cell>
          <table:table-cell table:style-name="ce6" office:value-type="string">
            <text:p>TAIL_ANITA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2 </text:span><text:span text:style-name="T2">NOT</text:span><text:span text:style-name="T1"> 2 to execute. <text:s/>Test??</text:span></text:p>
          </table:table-cell>
          <table:table-cell table:style-name="ce25" office:value-type="string">
            <text:p>Tested by watching /tmp/tail_anita.log on flight computer. <text:s/>Need to check file sent over telemetry</text:p>
          </table:table-cell>
          <table:table-cell table:style-name="ce27" office:value-type="string">
            <text:p>Creates a file /tmp/tail_anita sends file in telemetry</text:p>
          </table:table-cell>
          <table:table-cell table:number-columns-repeated="243"/>
        </table:table-row>
        <table:table-row table:style-name="ro3">
          <table:table-cell table:style-name="ce2" office:value-type="float" office:value="3">
            <text:p>003</text:p>
          </table:table-cell>
          <table:table-cell table:style-name="ce6" office:value-type="string">
            <text:p>CMD_START_NEW_RU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1">Type 003 </text:span><text:span text:style-name="T2">NOT</text:span><text:span text:style-name="T1"> 3 to execute.</text:span></text:p>
          </table:table-cell>
          <table:table-cell table:style-name="ce25" office:value-type="string">
            <text:p>Tested by watching new created directory on /mnt/blade/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6" office:value-type="string">
            <text:p>CMD_REALLY_KILL</text:p>
          </table:table-cell>
          <table:table-cell table:style-name="ce9" office:value-type="string">
            <text:p>YES</text:p>
          </table:table-cell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22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6" office:value-type="string">
            <text:p>SIPD_REBOOT_FAST</text:p>
          </table:table-cell>
          <table:table-cell table:style-name="ce9" office:value-type="string">
            <text:p>YES</text:p>
          </table:table-cell>
          <table:table-cell table:style-name="ce13"/>
          <table:table-cell table:style-name="ce14"/>
          <table:table-cell table:style-name="ce14" office:value-type="string">
            <text:p>Tested by Ryan</text:p>
          </table:table-cell>
          <table:table-cell table:style-name="ce14"/>
          <table:table-cell table:style-name="ce18"/>
          <table:table-cell table:style-name="ce20"/>
          <table:table-cell table:style-name="ce18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6" office:value-type="string">
            <text:p>CMD_SHUTDOWN_HAL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number-columns-repeated="2" table:style-name="ce25" office:value-type="string">
            <text:p>Tested by watching shutdown in console.</text:p>
          </table:table-cell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6" office:value-type="string">
            <text:p>CMD_REBOO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Under heavy load, took a few minutes. Ryan will add a kill of acqd and monitord.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6" office:value-type="string">
            <text:p>CMD_RESPAWN_PROG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with GPSd, verified in logs. SIPd needs to catch and execute own restart.</text:p>
          </table:table-cell>
          <table:table-cell table:style-name="ce14"/>
          <table:table-cell table:style-name="ce17"/>
          <table:table-cell table:style-name="ce20" office:value-type="string">
            <text:p>YES</text:p>
          </table:table-cell>
          <table:table-cell table:style-name="ce17"/>
          <table:table-cell table:style-name="ce25" office:value-type="string">
            <text:p>Not sure how to tes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6" office:value-type="string">
            <text:p>ARCHIVE_PPS_PRIORITIES</text:p>
          </table:table-cell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6" office:value-type="string">
            <text:p>ARCHIVE_PPS_DECIMATE</text:p>
          </table:table-cell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6" office:value-type="string">
            <text:p>CMD_TURN_RFCM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ff then toggled on. <text:s/>This worked once but seems flaky. <text:s/>RFCM's did not come on after a reboot and this command would not start them either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6" office:value-type="string">
            <text:p>CMD_TURN_RFCM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n then toggled off. <text:s/>Another flaky command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6" office:value-type="string">
            <text:p>CMD_TURN_CALPULSER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riginally came one with output 1 pulsing but now nothing happens.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6" office:value-type="string">
            <text:p>CMD_TURN_CALPULSER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6" office:value-type="string">
            <text:p>CMD_TURN_VETO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No voltage observed on pins A &amp; B of VETO 1 &amp; 2 connector on RFCM filter pin boxes. <text:s/>When executed command prints “Really turn on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6" office:value-type="string">
            <text:p>CMD_TURN_VETO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ould not turn on so VETO off could not be properly tested. <text:s/>When executed command prints “Really turn off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6" office:value-type="string">
            <text:p>CMD_TURN_ALL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Flags stay set on “1” so change from 0 – 1 could not be observed. <text:s/>Also, executed command prints “Really turn on GPS, RFCM, CalPuls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6" office:value-type="string">
            <text:p>SET_G12_PPS_PERIO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Period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from 200ms to 40ms and back to 200ms. <text:s/>Works fine.</text:p>
          </table:table-cell>
          <table:table-cell table:style-name="ce25" office:value-type="string">
            <text:p>Observed changes from 200ms to 300ms in GPSd.config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6" office:value-type="string">
            <text:p>SET_G12_PPS_OFFSE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Offset</text:p>
          </table:table-cell>
          <table:table-cell table:style-name="ce14" office:value-type="float" office:value="150">
            <text:p>150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ried changing from 50ms to 100ms but no change was observed in GPSd.config (ppsOffset)</text:p>
          </table:table-cell>
          <table:table-cell table:style-name="ce25" office:value-type="string">
            <text:p>Observed changes from 100.5ms to 200.5ms in GPSd.config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6" office:value-type="string">
            <text:p>LOSD_SEND_DATA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6" office:value-type="string">
            <text:p>SEND_CONFI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6" office:value-type="string">
            <text:p>ACQD_ADU5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1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onfirmed in Acqd.config and by monitoring trig type in AnitaViewer. <text:s/>Observed 40-50Hz event rate when enabled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6" office:value-type="string">
            <text:p>ACQD_G12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2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hecked Acqd.config and monitored event rate on Ryan's Header Plots. (+ AnitaViewer). <text:s/>Observed 40-50Hz event rate when enabled.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6" office:value-type="string">
            <text:p>ACQD_ENABLE_CHAN_SERV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ChanServo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6" office:value-type="string">
            <text:p>ACQD_SET_PID_GOA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pidGoal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changing from 2400 to 2500 and back to 2400.</text:p>
          </table:table-cell>
          <table:table-cell table:style-name="ce25" office:value-type="string">
            <text:p>Checked Acqd.config and monitored scalar rates with TrigMon to confirm 2.5 Mhz global rate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6" office:value-type="string">
            <text:p>SET_ANT_TRIG_MAS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antTrigMask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t tested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6" office:value-type="string">
            <text:p>ACQD_SET_RATE_SERV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6" office:value-type="string">
            <text:p>PRIORITIZERD_COMMAN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Prioritizerd.config</text:p>
          </table:table-cell>
          <table:table-cell table:style-name="ce14"/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office:value-type="string">
            <text:p>see second shee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6" office:value-type="string">
            <text:p>CMD_KILL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killing Acqd</text:p>
          </table:table-cell>
          <table:table-cell table:style-name="ce25" office:value-type="string">
            <text:p>Killed all progs and checked top on flight computer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6" office:value-type="string">
            <text:p>CMD_START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starting Acqd. <text:s/>Does stoping and starting Acqd start a new RUN#</text:p>
          </table:table-cell>
          <table:table-cell table:style-name="ce25" office:value-type="string">
            <text:p>Tested by using option 12 and checking processes on flight computer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6" office:value-type="string">
            <text:p>CMD_MOUN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6" office:value-type="string">
            <text:p>CMD_WHITEHEA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precat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6" office:value-type="string">
            <text:p>CMD_MOUNT_NEXT_USB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bladeName</text:p>
          </table:table-cell>
          <table:table-cell table:style-name="ce14" office:value-type="string">
            <text:p>tried by hand to fix missing ext USB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7">
            <text:p>137</text:p>
          </table:table-cell>
          <table:table-cell table:style-name="ce6" office:value-type="string">
            <text:p>CMD_MOUNT_NEXT_BLAD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usbIntName, usbExtName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6" office:value-type="string">
            <text:p>CMD_EVENT_DISKTYP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watching “df”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6" office:value-type="string">
            <text:p>CMD_HK_DISKTYP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checking “lsof |grep gps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6" office:value-type="string">
            <text:p>ARCHIVE_STORAGE_TYPE</text:p>
          </table:table-cell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6" office:value-type="string">
            <text:p>ARCHIVE_PRI_DISK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6" office:value-type="string">
            <text:p>ARCHIVE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6" office:value-type="string">
            <text:p>ARCHIVE_ALTERNATE_USB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6" office:value-type="string">
            <text:p>ARCHIVE_DECIMATE_PRI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6" office:value-type="string">
            <text:p>ARCHIVE_DEFAULT_FRAC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office:value-type="string">
            <text:p>not implemented in flightsof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6" office:value-type="string">
            <text:p>TELEM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6" office:value-type="string">
            <text:p>TELEM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6" office:value-type="string">
            <text:p>CMD_TURN_GPS_ON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9 saw magnetometer activity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check since “off” command doesn't work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6" office:value-type="string">
            <text:p>CMD_TURN_GPS_OFF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0-noGPS times seen in events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GPS seems to update data after command is sent.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9">
            <text:p>159</text:p>
          </table:table-cell>
          <table:table-cell table:style-name="ce6" office:value-type="string">
            <text:p>CMD_TURN_ALL_OFF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s flags in Calibd.config to “1” instead of “0”. <text:s/>Also, when command is executed it prints “Really turn off GPS, RFCM, CalPulse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string">
            <text:p>SET_CALPULSER_SWITCH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eady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monitoring Calibd.config and watching waveforms on scope (all 4 ports and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string">
            <text:p>SET_CALPULSER_ATTEN</text:p>
          </table:table-cell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attenLoop, attenStart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Text for command prints “Set Sun Sensor gain to”. <text:s/>What are the attenuation values for 0-7?</text:p>
          </table:table-cell>
          <table:table-cell table:style-name="ce25" office:value-type="string">
            <text:p>Tested by monitoring Calibd.config and watching waveforms on scope (checked a few attenuation values and testing attenuation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6" office:value-type="string">
            <text:p>CP_ATTEN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2s to 10s and observed change in config file and on scope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6" office:value-type="string">
            <text:p>CP_SWITCH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3s and observed change on scope and in config file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6" office:value-type="string">
            <text:p>CP_OFF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0s and observed change on scope and in config file.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6" office:value-type="string">
            <text:p>SET_CALIB_WRITE_PERIOD</text:p>
          </table:table-cell>
          <table:table-cell table:style-name="ce9"/>
          <table:table-cell table:style-name="ce13"/>
          <table:table-cell table:style-name="ce14" table:number-columns-repeated="3"/>
          <table:table-cell table:number-columns-repeated="2" table:style-name="ce17" office:value-type="string">
            <text:p>not tested</text:p>
          </table:table-cell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6" office:value-type="string">
            <text:p>SET_ADU5_PAT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patPeriod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bserved no change in GPSd.config (patPeriod) when changing from 1s to 5s.</text:p>
          </table:table-cell>
          <table:table-cell table:style-name="ce25" office:value-type="string">
            <text:p>Changes in GPSd.config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6" office:value-type="string">
            <text:p>SET_ADU5_SAT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satPeriod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25" office:value-type="string">
            <text:p>Changed from 600s to 700s and back to 600s. <text:s/>Works fine.</text:p>
          </table:table-cell>
          <table:table-cell table:style-name="ce25" office:value-type="string">
            <text:p>Observed no change in GPSd.config when changing period from 400s to 500s.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6" office:value-type="string">
            <text:p>ADU5_CAL_12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2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6" office:value-type="string">
            <text:p>ADU5_CAL_13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3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6" office:value-type="string">
            <text:p>ADU5_CAL_14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4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6" office:value-type="string">
            <text:p>ADU5_VTG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BA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6" office:value-type="string">
            <text:p>G12_POS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Position period in ms, not 100 ms as in cmdsen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6" office:value-type="string">
            <text:p>SET_HK_PERIOD</text:p>
          </table:table-cell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readout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10 to 20 but observed no change in Hkd.config (readoutPeriod)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6" office:value-type="string">
            <text:p>SET_HK_CAL_PERIOD</text:p>
          </table:table-cell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calibration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60s to 30s but observed on change in Hkd.config (calibrationPeriod)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6" office:value-type="string">
            <text:p>SIPD_SEND_WAV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6" office:value-type="string">
            <text:p>SIPD_THROTTLE_RAT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6" office:value-type="string">
            <text:p>SIPD_PRIORITY_BANDWIDTH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6" office:value-type="string">
            <text:p>LOSD_PRIORITY_BANDWIDTH</text:p>
          </table:table-cell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6" office:value-type="string">
            <text:p>CLEAN_DIR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6" office:value-type="string">
            <text:p>DEFAUL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6" office:value-type="string">
            <text:p>SWITCH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6" office:value-type="string">
            <text:p>LAS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6" office:value-type="string">
            <text:p>MONITORD_RAMDISK_KILL_ACQ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6" office:value-type="string">
            <text:p>MONITORD_RAMDISK_DUMP_DATA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6" office:value-type="string">
            <text:p>MONITORD_MAX_ACQD_WAIT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6" office:value-type="string">
            <text:p>MONITORD_PERIO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6" office:value-type="string">
            <text:p>MONITORD_USB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6" office:value-type="string">
            <text:p>MONITORD_BLADE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6" office:value-type="string">
            <text:p>MONITORD_MAX_QUEUE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6" office:value-type="string">
            <text:p>ACQD_SOFT_TRIG_FLAG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ndSoftTrigger</text:p>
          </table:table-cell>
          <table:table-cell table:style-name="ce14"/>
          <table:table-cell table:style-name="ce14" office:value-type="string">
            <text:p>BAD</text:p>
          </table:table-cell>
          <table:table-cell table:number-columns-repeated="2" table:style-name="ce17" office:value-type="string">
            <text:p>not tested</text:p>
          </table:table-cell>
          <table:table-cell table:style-name="ce16" office:value-type="string">
            <text:p>NO</text:p>
          </table:table-cell>
          <table:table-cell table:style-name="ce25"/>
          <table:table-cell table:style-name="ce25" office:value-type="string">
            <text:p>No change observed in Acqd.config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3">
            <text:p>233</text:p>
          </table:table-cell>
          <table:table-cell table:style-name="ce6" office:value-type="string">
            <text:p>ACQD_SOFT_TRIG_PERIOD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oftTrigSleep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6" office:value-type="string">
            <text:p>ACQD_PEDESTAL_RUN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pedestalMode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6" office:value-type="string">
            <text:p>ACQD_THRESHOLD_SCAN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doThresholdScan</text:p>
          </table:table-cell>
          <table:table-cell table:style-name="ce14"/>
          <table:table-cell table:style-name="ce14" office:value-type="string">
            <text:p>Check termination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an not disable threshold scan after enabling. <text:s/>Data does not seem to be correct for plotting threshold scan.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6" office:value-type="string">
            <text:p>SET_SURF_TRIG_MASK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TrigBandMask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all to 0. <text:s/>Works but very confusing how to mask trigger bands.</text:p>
          </table:table-cell>
          <table:table-cell table:style-name="ce25" office:value-type="string">
            <text:p>Masked and unmasked overlapping frequency bands on SHORTs 28-31 successfully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6" office:value-type="string">
            <text:p>SET_GLOBAL_THRESHOLD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tGlobalThreshold, globalThreshold</text:p>
          </table:table-cell>
          <table:table-cell table:style-name="ce14"/>
          <table:table-cell table:style-name="ce14" office:value-type="string">
            <text:p>Can't disable SetGlobalThreshold flag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6"/>
          <table:table-cell table:style-name="ce25" office:value-type="string">
            <text:p>globalThreshold in Acqd.config gets set (tested by changing from 10 to 25 and back to 10) but setGlobalThreshold flag in Acqd.config gets stuck on 1. <text:s/>Needs disable option.</text:p>
          </table:table-cell>
          <table:table-cell table:style-name="ce25"/>
          <table:table-cell table:style-name="ce27" office:value-type="string">
            <text:p>Setting the threshold to 0 disables it. Modified cmd to print this on screen.</text:p>
          </table:table-cell>
          <table:table-cell table:number-columns-repeated="243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6" office:value-type="string">
            <text:p>ACQD_REPROGRAM_TURF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reprogramTurf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6" office:value-type="string">
            <text:p>SURFHK_PERIOD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6" office:value-type="string">
            <text:p>SURFHK_TELEM_EVERY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6" office:value-type="string">
            <text:p>TURFHK_TELEM_EVERY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6" office:value-type="string">
            <text:p>NUM_PED_EVENTS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numPedEvents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6" office:value-type="string">
            <text:p>THRESH_SCAN_STEP_SIZE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StepSize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Tried changing from 40 to 60 but observed no change in Acqd.config.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7">
            <text:p>247</text:p>
          </table:table-cell>
          <table:table-cell table:style-name="ce6" office:value-type="string">
            <text:p>THRESH_SCAN_REPEAT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PointPerStep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BUG – Fix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6" office:value-type="string">
            <text:p>CHAN_PID_GOAL_SCALE <text:s/>BAND_SCALE_FACTOR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0">
            <text:p>250</text:p>
          </table:table-cell>
          <table:table-cell table:style-name="ce6" office:value-type="string">
            <text:p>ACQD_SET_NICE_VALUE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ested 'by hand'. <text:s/>Must respawn to take effect.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6" office:value-type="string">
            <text:p>EVENTD_MATCH_GPS</text:p>
          </table:table-cell>
          <table:table-cell table:style-name="ce9"/>
          <table:table-cell table:style-name="ce13" office:value-type="string">
            <text:p>Event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6" office:value-type="string">
            <text:p>PLAYBACKD_COMMAND</text:p>
          </table:table-cell>
          <table:table-cell table:style-name="ce9"/>
          <table:table-cell table:style-name="ce13" office:value-type="string">
            <text:p>Playbackd.config</text:p>
          </table:table-cell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6" table:number-rows-repeated="2">
          <table:table-cell table:style-name="ce2"/>
          <table:table-cell table:style-name="ce6"/>
          <table:table-cell table:style-name="ce9"/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6">
          <table:table-cell table:style-name="ce3"/>
          <table:table-cell table:style-name="Default"/>
          <table:table-cell table:style-name="ce10"/>
          <table:table-cell table:style-name="Default" table:number-columns-repeated="253"/>
        </table:table-row>
        <table:table-row table:style-name="ro6" table:number-rows-repeated="65437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ioritzerd" table:style-name="ta2" table:print="false">
        <table:table-column table:style-name="co11" table:default-cell-style-name="ce31"/>
        <table:table-column table:style-name="co3" table:default-cell-style-name="ce29"/>
        <table:table-column table:style-name="co12" table:default-cell-style-name="ce31"/>
        <table:table-column table:style-name="co3" table:number-columns-repeated="253" table:default-cell-style-name="Default"/>
        <table:table-row table:style-name="ro6">
          <table:table-cell table:style-name="ce28" office:value-type="string" table:number-columns-spanned="2" table:number-rows-spanned="1">
            <text:p>Prioritizer Subcommands of Command 253</text:p>
          </table:table-cell>
          <table:covered-table-cell table:style-name="ce28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8" table:number-columns-repeated="2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9" office:value-type="string">
            <text:p>NAME</text:p>
          </table:table-cell>
          <table:table-cell office:value-type="string">
            <text:p>Number</text:p>
          </table:table-cell>
          <table:table-cell table:style-name="ce29" office:value-type="string">
            <text:p>Variable</text:p>
          </table:table-cell>
          <table:table-cell/>
          <table:table-cell table:style-name="ce29" table:number-columns-repeated="252"/>
        </table:table-row>
        <table:table-row table:style-name="ro6">
          <table:table-cell table:style-name="ce30" office:value-type="string">
            <text:p>PRI_HORN_THRESH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horn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DESC_WIDTH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horn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SECTOR_WIDTH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hornSector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CONE_THRESH</text:p>
          </table:table-cell>
          <table:table-cell table:style-name="ce32" office:value-type="float" office:value="4">
            <text:p>4</text:p>
          </table:table-cell>
          <table:table-cell table:style-name="ce33" office:value-type="string">
            <text:p>cone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CONE_DESC_WIDTH</text:p>
          </table:table-cell>
          <table:table-cell table:style-name="ce32" office:value-type="float" office:value="5">
            <text:p>5</text:p>
          </table:table-cell>
          <table:table-cell table:style-name="ce33" office:value-type="string">
            <text:p>cone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LDOFF</text:p>
          </table:table-cell>
          <table:table-cell table:style-name="ce32" office:value-type="float" office:value="6">
            <text:p>6</text:p>
          </table:table-cell>
          <table:table-cell table:style-name="ce33" office:value-type="string">
            <text:p>holdoff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DELAY</text:p>
          </table:table-cell>
          <table:table-cell table:style-name="ce32" office:value-type="float" office:value="7">
            <text:p>7</text:p>
          </table:table-cell>
          <table:table-cell table:style-name="ce33" office:value-type="string">
            <text:p>delay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GUARD_OFFSET</text:p>
          </table:table-cell>
          <table:table-cell table:style-name="ce32" office:value-type="float" office:value="8">
            <text:p>8</text:p>
          </table:table-cell>
          <table:table-cell table:style-name="ce33" office:value-type="string">
            <text:p>hornGuardOffset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GUARD_WIDTH</text:p>
          </table:table-cell>
          <table:table-cell table:style-name="ce32" office:value-type="float" office:value="9">
            <text:p>9</text:p>
          </table:table-cell>
          <table:table-cell table:style-name="ce33" office:value-type="string">
            <text:p>hornGuard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HORN_GUARD_THRESH</text:p>
          </table:table-cell>
          <table:table-cell table:style-name="ce32" office:value-type="float" office:value="10">
            <text:p>10</text:p>
          </table:table-cell>
          <table:table-cell table:style-name="ce33" office:value-type="string">
            <text:p>hornGuardThreshol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CONE_GUARD_OFFSET</text:p>
          </table:table-cell>
          <table:table-cell table:style-name="ce32" office:value-type="float" office:value="11">
            <text:p>11</text:p>
          </table:table-cell>
          <table:table-cell table:style-name="ce33" office:value-type="string">
            <text:p>coneGuardOffset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CONE_GUARD_WIDTH</text:p>
          </table:table-cell>
          <table:table-cell table:style-name="ce32" office:value-type="float" office:value="12">
            <text:p>12</text:p>
          </table:table-cell>
          <table:table-cell table:style-name="ce33" office:value-type="string">
            <text:p>coneGuardWidth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CONE_GUARD_THRESH</text:p>
          </table:table-cell>
          <table:table-cell table:style-name="ce32" office:value-type="float" office:value="13">
            <text:p>13</text:p>
          </table:table-cell>
          <table:table-cell table:style-name="ce33" office:value-type="string">
            <text:p>coneGuardThresh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FFT_PEAK_MAX_A</text:p>
          </table:table-cell>
          <table:table-cell table:style-name="ce32" office:value-type="float" office:value="14">
            <text:p>14</text:p>
          </table:table-cell>
          <table:table-cell table:style-name="ce33" office:value-type="string">
            <text:p>FFTPeakMaxA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PEAK_MAX_B</text:p>
          </table:table-cell>
          <table:table-cell table:style-name="ce32" office:value-type="float" office:value="15">
            <text:p>15</text:p>
          </table:table-cell>
          <table:table-cell table:style-name="ce33" office:value-type="string">
            <text:p>FFTPeakMaxB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PEAK_WINDOW_L</text:p>
          </table:table-cell>
          <table:table-cell table:style-name="ce32" office:value-type="float" office:value="23">
            <text:p>23</text:p>
          </table:table-cell>
          <table:table-cell table:style-name="ce33" office:value-type="string">
            <text:p>FFTPeakWindowL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PEAK_WINDOW_R</text:p>
          </table:table-cell>
          <table:table-cell table:style-name="ce32" office:value-type="float" office:value="24">
            <text:p>24</text:p>
          </table:table-cell>
          <table:table-cell table:style-name="ce33" office:value-type="string">
            <text:p>FFTPeakWindowR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FFT_MAX_CHANNELS</text:p>
          </table:table-cell>
          <table:table-cell table:style-name="ce32" office:value-type="float" office:value="22">
            <text:p>22</text:p>
          </table:table-cell>
          <table:table-cell table:style-name="ce33" office:value-type="string">
            <text:p>FFTMaxChannels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RMS_MAX</text:p>
          </table:table-cell>
          <table:table-cell table:style-name="ce32" office:value-type="float" office:value="16">
            <text:p>16</text:p>
          </table:table-cell>
          <table:table-cell table:style-name="ce33" office:value-type="string">
            <text:p>RMSMax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RMS_EVENTS</text:p>
          </table:table-cell>
          <table:table-cell table:style-name="ce32" office:value-type="float" office:value="17">
            <text:p>17</text:p>
          </table:table-cell>
          <table:table-cell table:style-name="ce33" office:value-type="string">
            <text:p>RMSevents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WINDOW_CUT</text:p>
          </table:table-cell>
          <table:table-cell table:style-name="ce32" office:value-type="float" office:value="18">
            <text:p>18</text:p>
          </table:table-cell>
          <table:table-cell table:style-name="ce33" office:value-type="string">
            <text:p>WindowCut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BEGIN_WINDOW</text:p>
          </table:table-cell>
          <table:table-cell table:style-name="ce32" office:value-type="float" office:value="19">
            <text:p>19</text:p>
          </table:table-cell>
          <table:table-cell table:style-name="ce33" office:value-type="string">
            <text:p>BeginWindow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END_WINDOW</text:p>
          </table:table-cell>
          <table:table-cell table:style-name="ce32" office:value-type="float" office:value="20">
            <text:p>20</text:p>
          </table:table-cell>
          <table:table-cell table:style-name="ce33" office:value-type="string">
            <text:p>EndWindow</text:p>
          </table:table-cell>
          <table:table-cell table:number-columns-repeated="253"/>
        </table:table-row>
        <table:table-row table:style-name="ro6">
          <table:table-cell table:style-name="ce30" office:value-type="string">
            <text:p>PRI_METHOD_MASK</text:p>
          </table:table-cell>
          <table:table-cell table:style-name="ce32" office:value-type="float" office:value="21">
            <text:p>21</text:p>
          </table:table-cell>
          <table:table-cell table:style-name="ce33" office:value-type="string">
            <text:p>MethodMask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 table:number-rows-repeated="65508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laybackd" table:style-name="ta2" table:print="false">
        <table:table-column table:style-name="co13" table:default-cell-style-name="ce30"/>
        <table:table-column table:style-name="co3" table:default-cell-style-name="ce32"/>
        <table:table-column table:style-name="co14" table:default-cell-style-name="ce33"/>
        <table:table-column table:style-name="co3" table:default-cell-style-name="Default"/>
        <table:table-row table:style-name="ro6">
          <table:table-cell table:style-name="ce28" office:value-type="string" table:number-columns-spanned="2" table:number-rows-spanned="1">
            <text:p>Prioritizer Subcommands of Command 254</text:p>
          </table:table-cell>
          <table:covered-table-cell table:style-name="ce28"/>
          <table:table-cell table:style-name="ce31"/>
          <table:table-cell/>
        </table:table-row>
        <table:table-row table:style-name="ro6">
          <table:table-cell table:style-name="ce28" table:number-columns-repeated="2"/>
          <table:table-cell table:style-name="ce31"/>
          <table:table-cell/>
        </table:table-row>
        <table:table-row table:style-name="ro6">
          <table:table-cell table:style-name="ce29" office:value-type="string">
            <text:p>NAME</text:p>
          </table:table-cell>
          <table:table-cell table:style-name="ce29" office:value-type="string">
            <text:p>Number</text:p>
          </table:table-cell>
          <table:table-cell table:style-name="ce29" office:value-type="string">
            <text:p>Variable</text:p>
          </table:table-cell>
          <table:table-cell/>
        </table:table-row>
        <table:table-row table:style-name="ro6">
          <table:table-cell office:value-type="string">
            <text:p>PLAY_GET_EVENT</text:p>
          </table:table-cell>
          <table:table-cell office:value-type="float" office:value="1">
            <text:p>1</text:p>
          </table:table-cell>
          <table:table-cell office:value-type="string">
            <text:p>hornThresh</text:p>
          </table:table-cell>
          <table:table-cell office:value-type="string">
            <text:p>Four byte event number+pad byte</text:p>
          </table:table-cell>
        </table:table-row>
        <table:table-row table:style-name="ro6">
          <table:table-cell office:value-type="string">
            <text:p>PLAY_PRI_START</text:p>
          </table:table-cell>
          <table:table-cell office:value-type="float" office:value="2">
            <text:p>2</text:p>
          </table:table-cell>
          <table:table-cell office:value-type="string">
            <text:p>hornDiscWidth</text:p>
          </table:table-cell>
          <table:table-cell office:value-type="string">
            <text:p>Four byte event number+priority</text:p>
          </table:table-cell>
        </table:table-row>
        <table:table-row table:style-name="ro6">
          <table:table-cell office:value-type="string">
            <text:p>PLAY_PRI_STOP</text:p>
          </table:table-cell>
          <table:table-cell office:value-type="float" office:value="3">
            <text:p>3</text:p>
          </table:table-cell>
          <table:table-cell office:value-type="string">
            <text:p>hornSectorWidth</text:p>
          </table:table-cell>
          <table:table-cell office:value-type="string">
            <text:p>Five byte pad</text:p>
          </table:table-cell>
        </table:table-row>
      </table:table>
      <table:table table:name="Hang Test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number-columns-repeated="2" table:default-cell-style-name="ce35"/>
        <table:table-column table:style-name="co3" table:default-cell-style-name="ce11"/>
        <table:table-column table:style-name="co4" table:default-cell-style-name="ce15"/>
        <table:table-column table:style-name="co15" table:default-cell-style-name="ce15"/>
        <table:table-column table:style-name="co6" table:number-columns-repeated="2" table:default-cell-style-name="ce15"/>
        <table:table-column table:style-name="co6" table:number-columns-repeated="3" table:default-cell-style-name="ce19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10" table:number-columns-repeated="240" table:default-cell-style-name="ce26"/>
        <table:table-row table:style-name="ro1">
          <table:table-cell table:style-name="ce1" office:value-type="string">
            <text:p>Command #</text:p>
          </table:table-cell>
          <table:table-cell table:style-name="ce5" office:value-type="string">
            <text:p>Command Name</text:p>
          </table:table-cell>
          <table:table-cell table:style-name="ce5" office:value-type="string">
            <text:p>TEST</text:p>
          </table:table-cell>
          <table:table-cell table:style-name="ce5" office:value-type="string">
            <text:p>PASS</text:p>
          </table:table-cell>
          <table:table-cell table:style-name="ce5" office:value-type="string">
            <text:p>Frequent</text:p>
          </table:table-cell>
          <table:table-cell table:style-name="ce12" office:value-type="string">
            <text:p>Config File</text:p>
          </table:table-cell>
          <table:table-cell table:style-name="ce12" office:value-type="string">
            <text:p>Variable</text:p>
          </table:table-cell>
          <table:table-cell table:style-name="ce12" office:value-type="string">
            <text:p>Test-2006/11/26</text:p>
          </table:table-cell>
          <table:table-cell table:style-name="ce12" office:value-type="string">
            <text:p>Hawaii Status</text:p>
          </table:table-cell>
          <table:table-cell table:style-name="ce12" office:value-type="string">
            <text:p>Okay? -- Test Day 1</text:p>
          </table:table-cell>
          <table:table-cell table:style-name="ce12" office:value-type="string">
            <text:p>Ryan's Okay</text:p>
          </table:table-cell>
          <table:table-cell table:style-name="ce12" office:value-type="string">
            <text:p>Okay? -- Test Day 2</text:p>
          </table:table-cell>
          <table:table-cell table:style-name="ce24" office:value-type="string">
            <text:p>Comments Day 1</text:p>
          </table:table-cell>
          <table:table-cell table:style-name="ce24" office:value-type="string">
            <text:p>Jeff's New Comments Day 2</text:p>
          </table:table-cell>
          <table:table-cell table:style-name="ce24" office:value-type="string">
            <text:p>Ryan's Fixes/Comments</text:p>
          </table:table-cell>
          <table:table-cell table:number-columns-repeated="241"/>
        </table:table-row>
        <table:table-row table:style-name="ro3">
          <table:table-cell table:style-name="ce2" office:value-type="float" office:value="3">
            <text:p>003</text:p>
          </table:table-cell>
          <table:table-cell table:style-name="ce6" office:value-type="string">
            <text:p>CMD_START_NEW_RU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1">Type 003 </text:span><text:span text:style-name="T2">NOT</text:span><text:span text:style-name="T1"> 3 to execute.</text:span></text:p>
          </table:table-cell>
          <table:table-cell table:style-name="ce25" office:value-type="string">
            <text:p>Tested by watching new created directory on /mnt/blade/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28">
            <text:p>128</text:p>
          </table:table-cell>
          <table:table-cell table:style-name="ce6" office:value-type="string">
            <text:p>SIPD_REBOOT_FAST</text:p>
          </table:table-cell>
          <table:table-cell table:style-name="ce34" office:value-type="string">
            <text:p>Both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/>
          <table:table-cell table:style-name="ce14"/>
          <table:table-cell table:style-name="ce14" office:value-type="string">
            <text:p>Tested by Ryan</text:p>
          </table:table-cell>
          <table:table-cell table:style-name="ce14"/>
          <table:table-cell table:style-name="ce18"/>
          <table:table-cell table:style-name="ce20"/>
          <table:table-cell table:style-name="ce18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6" office:value-type="string">
            <text:p>CMD_TURN_RFCM_O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ff then toggled on. <text:s/>This worked once but seems flaky. <text:s/>RFCM's did not come on after a reboot and this command would not start them either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6" office:value-type="string">
            <text:p>CMD_TURN_RFCM_OFF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Both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RFCM[1-4]</text:p>
          </table:table-cell>
          <table:table-cell table:style-name="ce14" office:value-type="string">
            <text:p>Works by hand, but not with cmdsend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with AnitaViewer. <text:s/>RFCM's were on then toggled off. <text:s/>Another flaky command.</text:p>
          </table:table-cell>
          <table:table-cell table:style-name="ce25" office:value-type="string">
            <text:p>Tested by checking config file and by monitoring current on +40V power supply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6" office:value-type="string">
            <text:p>CMD_TURN_CALPULSER_O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riginally came one with output 1 pulsing but now nothing happens.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6" office:value-type="string">
            <text:p>CMD_TURN_CALPULSER_OFF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CalPulser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checking config file and by monitoring signal on scop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6" office:value-type="string">
            <text:p>CMD_TURN_VETO_ON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No voltage observed on pins A &amp; B of VETO 1 &amp; 2 connector on RFCM filter pin boxes. <text:s/>When executed command prints “Really turn on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6" office:value-type="string">
            <text:p>CMD_TURN_VETO_OFF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ould not turn on so VETO off could not be properly tested. <text:s/>When executed command prints “Really turn off Noise Diode”.</text:p>
          </table:table-cell>
          <table:table-cell table:style-name="ce25" office:value-type="string">
            <text:p>Tested by checking +12V on pins A &amp; B on VETO 1 &amp; 2 connectors on RFCM filter pin boxes and by confirming config file chang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6" office:value-type="string">
            <text:p>LOSD_SEND_DATA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Both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6" office:value-type="string">
            <text:p>SEND_CONFIG</text:p>
          </table:table-cell>
          <table:table-cell table:style-name="ce34" office:value-type="string">
            <text:p>Both</text:p>
          </table:table-cell>
          <table:table-cell table:style-name="ce34" office:value-type="string">
            <text:p>OK both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6" office:value-type="string">
            <text:p>TAIL_MESSAGES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 Operator must type leading zeros (e.g. 001)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1 </text:span><text:span text:style-name="T2">NOT</text:span><text:span text:style-name="T1"> 1 to execute. <text:s/>Where does “last X lines of /var/log/messages <text:s/>(1-1000, -1 to cancel)” get sent?</text:span></text:p>
          </table:table-cell>
          <table:table-cell table:style-name="ce25" office:value-type="string">
            <text:p>Tested by watching /tmp/tail_messages on flight computer. <text:s/>Need to check file sent over telemetry</text:p>
          </table:table-cell>
          <table:table-cell table:style-name="ce27" office:value-type="string">
            <text:p>Creates a file /tmp/tail_messages sends <text:s/>file in telemetry</text:p>
          </table:table-cell>
          <table:table-cell table:number-columns-repeated="241"/>
        </table:table-row>
        <table:table-row table:style-name="ro3">
          <table:table-cell table:style-name="ce2" office:value-type="float" office:value="2">
            <text:p>002</text:p>
          </table:table-cell>
          <table:table-cell table:style-name="ce6" office:value-type="string">
            <text:p>TAIL_ANITA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eed to check TM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1">Type 002 </text:span><text:span text:style-name="T2">NOT</text:span><text:span text:style-name="T1"> 2 to execute. <text:s/>Test??</text:span></text:p>
          </table:table-cell>
          <table:table-cell table:style-name="ce25" office:value-type="string">
            <text:p>Tested by watching /tmp/tail_anita.log on flight computer. <text:s/>Need to check file sent over telemetry</text:p>
          </table:table-cell>
          <table:table-cell table:style-name="ce27" office:value-type="string">
            <text:p>Creates a file /tmp/tail_anita sends file in telemetry</text:p>
          </table:table-cell>
          <table:table-cell table:number-columns-repeated="241"/>
        </table:table-row>
        <table:table-row table:style-name="ro4">
          <table:table-cell table:style-name="ce2" office:value-type="float" office:value="127">
            <text:p>127</text:p>
          </table:table-cell>
          <table:table-cell table:style-name="ce6" office:value-type="string">
            <text:p>CMD_REALLY_KILL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22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6" office:value-type="string">
            <text:p>CMD_REBOOT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Under heavy load, took a few minutes. Ryan will add a kill of acqd and monitord.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6" office:value-type="string">
            <text:p>CMD_RESPAWN_PROGS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with GPSd, verified in logs. SIPd needs to catch and execute own restart.</text:p>
          </table:table-cell>
          <table:table-cell table:style-name="ce14"/>
          <table:table-cell table:style-name="ce17"/>
          <table:table-cell table:style-name="ce20" office:value-type="string">
            <text:p>YES</text:p>
          </table:table-cell>
          <table:table-cell table:style-name="ce17"/>
          <table:table-cell table:style-name="ce25" office:value-type="string">
            <text:p>Not sure how to test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6" office:value-type="string">
            <text:p>ARCHIVE_PPS_PRIORITIES</text:p>
          </table:table-cell>
          <table:table-cell table:style-name="ce34" table:number-columns-repeated="2"/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6" office:value-type="string">
            <text:p>ARCHIVE_PPS_DECIMATE</text:p>
          </table:table-cell>
          <table:table-cell table:style-name="ce34" table:number-columns-repeated="2"/>
          <table:table-cell table:style-name="ce9" office:value-type="string">
            <text:p>YES</text:p>
          </table:table-cell>
          <table:table-cell table:style-name="ce14" table:number-columns-repeated="2"/>
          <table:table-cell table:style-name="ce14" office:value-type="string">
            <text:p>Tested during ops.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6" office:value-type="string">
            <text:p>CMD_TURN_ALL_ON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Flags stay set on “1” so change from 0 – 1 could not be observed. <text:s/>Also, executed command prints “Really turn on GPS, RFCM, CalPuls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6" office:value-type="string">
            <text:p>SET_G12_PPS_PERIOD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Period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from 200ms to 40ms and back to 200ms. <text:s/>Works fine.</text:p>
          </table:table-cell>
          <table:table-cell table:style-name="ce25" office:value-type="string">
            <text:p>Observed changes from 200ms to 300ms in GPSd.config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6" office:value-type="string">
            <text:p>SET_G12_PPS_OFFSET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GPSd.config</text:p>
          </table:table-cell>
          <table:table-cell table:style-name="ce14" office:value-type="string">
            <text:p>ppsOffset</text:p>
          </table:table-cell>
          <table:table-cell table:style-name="ce14" office:value-type="float" office:value="150">
            <text:p>150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ried changing from 50ms to 100ms but no change was observed in GPSd.config (ppsOffset)</text:p>
          </table:table-cell>
          <table:table-cell table:style-name="ce25" office:value-type="string">
            <text:p>Observed changes from 100.5ms to 200.5ms in GPSd.config</text:p>
          </table:table-cell>
          <table:table-cell table:style-name="ce27"/>
          <table:table-cell table:number-columns-repeated="241"/>
        </table:table-row>
        <table:table-row table:style-name="ro7">
          <table:table-cell table:style-name="ce2" office:value-type="float" office:value="230">
            <text:p>230</text:p>
          </table:table-cell>
          <table:table-cell table:style-name="ce6" office:value-type="string">
            <text:p>ACQD_ADU5_TRIG_FLAG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Tested turnoff; did not take until acqd respawned. OK.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1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onfirmed in Acqd.config and by monitoring trig type in AnitaViewer. <text:s/>Observed 40-50Hz event rate when enabled</text:p>
          </table:table-cell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6" office:value-type="string">
            <text:p>ACQD_G12_TRIG_FLAG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LOS 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enablePPS2Trigger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Checked Acqd.config and monitored event rate on Ryan's Header Plots. (+ AnitaViewer). <text:s/>Observed 40-50Hz event rate when enabled.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6" office:value-type="string">
            <text:p>ACQD_SET_PID_GOAL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pidGoal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changing from 2400 to 2500 and back to 2400.</text:p>
          </table:table-cell>
          <table:table-cell table:style-name="ce25" office:value-type="string">
            <text:p>Checked Acqd.config and monitored scalar rates with TrigMon to confirm 2.5 Mhz global rate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6" office:value-type="string">
            <text:p>SET_ANT_TRIG_MASK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office:value-type="string">
            <text:p>antTrigMask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t tested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6" office:value-type="string">
            <text:p>ACQD_SET_RATE_SERVO</text:p>
          </table:table-cell>
          <table:table-cell table:style-name="ce34" office:value-type="string">
            <text:p>LO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6" office:value-type="string">
            <text:p>PRIORITIZERD_COMMAND</text:p>
          </table:table-cell>
          <table:table-cell table:style-name="ce34" office:value-type="string">
            <text:p>LOS</text:p>
          </table:table-cell>
          <table:table-cell table:style-name="ce34" office:value-type="string">
            <text:p>O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Prioritizerd.config</text:p>
          </table:table-cell>
          <table:table-cell table:style-name="ce14"/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office:value-type="string">
            <text:p>see second sheet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6" office:value-type="string">
            <text:p>CMD_SHUTDOWN_HALT</text:p>
          </table:table-cell>
          <table:table-cell table:style-name="ce34" office:value-type="string">
            <text:p>TDRSS</text:p>
          </table:table-cell>
          <table:table-cell table:style-name="ce34"/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number-columns-repeated="2" table:style-name="ce25" office:value-type="string">
            <text:p>Tested by watching shutdown in console.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6" office:value-type="string">
            <text:p>CMD_KILL_PROG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killing Acqd</text:p>
          </table:table-cell>
          <table:table-cell table:style-name="ce25" office:value-type="string">
            <text:p>Killed all progs and checked top on flight computer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6" office:value-type="string">
            <text:p>CMD_START_PROG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starting Acqd. <text:s/>Does stoping and starting Acqd start a new RUN#</text:p>
          </table:table-cell>
          <table:table-cell table:style-name="ce25" office:value-type="string">
            <text:p>Tested by using option 12 and checking processes on flight computer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6" office:value-type="string">
            <text:p>CMD_MOUN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6" office:value-type="string">
            <text:p>CMD_WHITEHEA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precat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6" office:value-type="string">
            <text:p>CMD_MOUNT_NEXT_USB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bladeName</text:p>
          </table:table-cell>
          <table:table-cell table:style-name="ce14" office:value-type="string">
            <text:p>tried by hand to fix missing ext USB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6" office:value-type="string">
            <text:p>CMD_MOUNT_NEXT_BLAD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usbIntName, usbExtName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6" office:value-type="string">
            <text:p>CMD_EVENT_DISKTYP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watching “df”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6" office:value-type="string">
            <text:p>CMD_HK_DISKTYP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Tested by enabling Hockey Brick and checking “lsof |grep gps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6" office:value-type="string">
            <text:p>ARCHIVE_STORAGE_TYPE</text:p>
          </table:table-cell>
          <table:table-cell table:style-name="ce34" table:number-columns-repeated="2"/>
          <table:table-cell table:style-name="ce9"/>
          <table:table-cell table:style-name="ce14" office:value-type="string">
            <text:p>anitaSoft.config</text:p>
          </table:table-cell>
          <table:table-cell table:style-name="ce14" office:value-type="string">
            <text:p>eventDiskBitMask, hkDiskBitMask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6" office:value-type="string">
            <text:p>ARCHIVE_PRI_DISK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6" office:value-type="string">
            <text:p>ARCHIVE_PRI_ENC_TYPE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6" office:value-type="string">
            <text:p>ARCHIVE_ALTERNATE_USB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6" office:value-type="string">
            <text:p>ARCHIVE_DECIMATE_PRI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6" office:value-type="string">
            <text:p>ARCHIVE_DEFAULT_FRAC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office:value-type="string">
            <text:p>not implemented in flightsoft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6" office:value-type="string">
            <text:p>TELEM_TYPE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6" office:value-type="string">
            <text:p>TELEM_PRI_ENC_TYPE</text:p>
          </table:table-cell>
          <table:table-cell table:style-name="ce34" table:number-columns-repeated="2"/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6" office:value-type="string">
            <text:p>CMD_TURN_GPS_O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9 saw magnetometer activity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check since “off” command doesn't work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6" office:value-type="string">
            <text:p>CMD_TURN_GPS_OFF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</text:p>
          </table:table-cell>
          <table:table-cell table:style-name="ce14" office:value-type="string">
            <text:p>sent at 2:50-noGPS times seen in events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GPS seems to update data after command is sent.</text:p>
          </table:table-cell>
          <table:table-cell table:style-name="ce25" office:value-type="string">
            <text:p>Tested by monitoring ADU5 PPS on scope and by checking config file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5">
          <table:table-cell table:style-name="ce2" office:value-type="float" office:value="159">
            <text:p>159</text:p>
          </table:table-cell>
          <table:table-cell table:style-name="ce6" office:value-type="string">
            <text:p>CMD_TURN_ALL_OFF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ateGPS, stateRFCM[1-4], stateCalPulser, stateVeto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s flags in Calibd.config to “1” instead of “0”. <text:s/>Also, when command is executed it prints “Really turn off GPS, RFCM, CalPulser and ND”.</text:p>
          </table:table-cell>
          <table:table-cell table:style-name="ce25" office:value-type="string">
            <text:p>Tested by monitoring +12V on VETO 1, current on +40V power supply, ADU5 PPS and CalPulser port 1 signal on scope simultaneously. <text:s/>Also verified in config file.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string">
            <text:p>SET_CALPULSER_SWITC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steady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Tested by monitoring Calibd.config and watching waveforms on scope (all 4 ports and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string">
            <text:p>SET_CALPULSER_ATTE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Calibd.config</text:p>
          </table:table-cell>
          <table:table-cell table:style-name="ce14" office:value-type="string">
            <text:p>attenLoop, attenStartState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Text for command prints “Set Sun Sensor gain to”. <text:s/>What are the attenuation values for 0-7?</text:p>
          </table:table-cell>
          <table:table-cell table:style-name="ce25" office:value-type="string">
            <text:p>Tested by monitoring Calibd.config and watching waveforms on scope (checked a few attenuation values and testing attenuation loop mode)</text:p>
          </table:table-cell>
          <table:table-cell table:style-name="ce27" office:value-type="string">
            <text:p>Can't test voltages remotely</text:p>
          </table:table-cell>
          <table:table-cell table:number-columns-repeated="241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6" office:value-type="string">
            <text:p>CP_ATTEN_LOOP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2s to 10s and observed change in config file and on scope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6" office:value-type="string">
            <text:p>CP_SWITCH_LOOP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3s and observed change on scope and in config file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6" office:value-type="string">
            <text:p>CP_OFF_LOOP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Changed from 1000 to 0s and observed change on scope and in config file.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6" office:value-type="string">
            <text:p>SET_CALIB_WRITE_PERIOD</text:p>
          </table:table-cell>
          <table:table-cell table:style-name="ce34" table:number-columns-repeated="2"/>
          <table:table-cell table:style-name="ce9"/>
          <table:table-cell table:style-name="ce13"/>
          <table:table-cell table:style-name="ce14" table:number-columns-repeated="3"/>
          <table:table-cell table:number-columns-repeated="2" table:style-name="ce17" office:value-type="string">
            <text:p>not tested</text:p>
          </table:table-cell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6" office:value-type="string">
            <text:p>SET_ADU5_PAT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patPeriod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bserved no change in GPSd.config (patPeriod) when changing from 1s to 5s.</text:p>
          </table:table-cell>
          <table:table-cell table:style-name="ce25" office:value-type="string">
            <text:p>Changes in GPSd.config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6" office:value-type="string">
            <text:p>SET_ADU5_SAT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satPeriod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25" office:value-type="string">
            <text:p>Changed from 600s to 700s and back to 600s. <text:s/>Works fine.</text:p>
          </table:table-cell>
          <table:table-cell table:style-name="ce25" office:value-type="string">
            <text:p>Observed no change in GPSd.config when changing period from 400s to 500s.</text:p>
          </table:table-cell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6" office:value-type="string">
            <text:p>ADU5_CAL_12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2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6" office:value-type="string">
            <text:p>ADU5_CAL_13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3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6" office:value-type="string">
            <text:p>ADU5_CAL_14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 office:value-type="string">
            <text:p>calibV14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6" office:value-type="string">
            <text:p>ADU5_VTG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BA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6" office:value-type="string">
            <text:p>G12_POS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Position period in ms, not 100 ms as in cmdsen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6" office:value-type="string">
            <text:p>SET_HK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readout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10 to 20 but observed no change in Hkd.config (readoutPeriod)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6" office:value-type="string">
            <text:p>SET_HK_CAL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Hkd.config</text:p>
          </table:table-cell>
          <table:table-cell table:style-name="ce14" office:value-type="string">
            <text:p>calibrationPeriod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hanged from 60s to 30s but observed on change in Hkd.config (calibrationPeriod)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6" office:value-type="string">
            <text:p>SIPD_SEND_WAV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6" office:value-type="string">
            <text:p>SIPD_THROTTLE_RAT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6" office:value-type="string">
            <text:p>SIPD_PRIORITY_BANDWIDT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6" office:value-type="string">
            <text:p>LOSD_PRIORITY_BANDWIDT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6" office:value-type="string">
            <text:p>CLEAN_DIR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6" office:value-type="string">
            <text:p>DEFAULT_CONFI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6" office:value-type="string">
            <text:p>SWITCH_CONFI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6" office:value-type="string">
            <text:p>LAST_CONFI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Selectable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6" office:value-type="string">
            <text:p>MONITORD_RAMDISK_KILL_ACQ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6" office:value-type="string">
            <text:p>MONITORD_RAMDISK_DUMP_DATA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6" office:value-type="string">
            <text:p>MONITORD_MAX_ACQD_WAI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6" office:value-type="string">
            <text:p>MONITORD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6" office:value-type="string">
            <text:p>MONITORD_USB_THRES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6" office:value-type="string">
            <text:p>MONITORD_BLADE_THRESH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6" office:value-type="string">
            <text:p>MONITORD_MAX_QUEU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6" office:value-type="string">
            <text:p>ACQD_SOFT_TRIG_FLAG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ndSoftTrigger</text:p>
          </table:table-cell>
          <table:table-cell table:style-name="ce14"/>
          <table:table-cell table:style-name="ce14" office:value-type="string">
            <text:p>BAD</text:p>
          </table:table-cell>
          <table:table-cell table:number-columns-repeated="2" table:style-name="ce17" office:value-type="string">
            <text:p>not tested</text:p>
          </table:table-cell>
          <table:table-cell table:style-name="ce16" office:value-type="string">
            <text:p>NO</text:p>
          </table:table-cell>
          <table:table-cell table:style-name="ce25"/>
          <table:table-cell table:style-name="ce25" office:value-type="string">
            <text:p>No change observed in Acqd.config</text:p>
          </table:table-cell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3">
            <text:p>233</text:p>
          </table:table-cell>
          <table:table-cell table:style-name="ce6" office:value-type="string">
            <text:p>ACQD_SOFT_TRIG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oftTrigSleep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6" office:value-type="string">
            <text:p>ACQD_ENABLE_CHAN_SERVO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enableChanServo</text:p>
          </table:table-cell>
          <table:table-cell table:style-name="ce14" office:value-type="string">
            <text:p>tested during ops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6" office:value-type="string">
            <text:p>ACQD_PEDESTAL_RU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pedestalMode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6" office:value-type="string">
            <text:p>ACQD_THRESHOLD_SCAN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doThresholdScan</text:p>
          </table:table-cell>
          <table:table-cell table:style-name="ce14"/>
          <table:table-cell table:style-name="ce14" office:value-type="string">
            <text:p>Check termination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an not disable threshold scan after enabling. <text:s/>Data does not seem to be correct for plotting threshold scan.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6" office:value-type="string">
            <text:p>SET_SURF_TRIG_MASK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TrigBandMask</text:p>
          </table:table-cell>
          <table:table-cell table:style-name="ce14" office:value-type="string">
            <text:p>Tested during ops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all to 0. <text:s/>Works but very confusing how to mask trigger bands.</text:p>
          </table:table-cell>
          <table:table-cell table:style-name="ce25" office:value-type="string">
            <text:p>Masked and unmasked overlapping frequency bands on SHORTs 28-31 successfully</text:p>
          </table:table-cell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6" office:value-type="string">
            <text:p>SET_GLOBAL_THRESHOL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etGlobalThreshold, globalThreshold</text:p>
          </table:table-cell>
          <table:table-cell table:style-name="ce14"/>
          <table:table-cell table:style-name="ce14" office:value-type="string">
            <text:p>Can't disable SetGlobalThreshold flag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6"/>
          <table:table-cell table:style-name="ce25" office:value-type="string">
            <text:p>globalThreshold in Acqd.config gets set (tested by changing from 10 to 25 and back to 10) but setGlobalThreshold flag in Acqd.config gets stuck on 1. <text:s/>Needs disable option.</text:p>
          </table:table-cell>
          <table:table-cell table:style-name="ce25"/>
          <table:table-cell table:style-name="ce27" office:value-type="string">
            <text:p>Setting the threshold to 0 disables it. Modified cmd to print this on screen.</text:p>
          </table:table-cell>
          <table:table-cell table:number-columns-repeated="241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6" office:value-type="string">
            <text:p>ACQD_REPROGRAM_TURF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reprogramTurf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6" office:value-type="string">
            <text:p>SURFHK_PERIO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Period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6" office:value-type="string">
            <text:p>SURFHK_TELEM_EVERY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s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6" office:value-type="string">
            <text:p>TURFHK_TELEM_EVERY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urfHkTelemEvery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6" office:value-type="string">
            <text:p>NUM_PED_EVENT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numPedEvents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6" office:value-type="string">
            <text:p>THRESH_SCAN_STEP_SIZ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StepSize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Tried changing from 40 to 60 but observed no change in Acqd.config.</text:p>
          </table:table-cell>
          <table:table-cell table:style-name="ce25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47">
            <text:p>247</text:p>
          </table:table-cell>
          <table:table-cell table:style-name="ce6" office:value-type="string">
            <text:p>THRESH_SCAN_REPEAT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hresholdScanPointPerStep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BUG – Fix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6" office:value-type="string">
            <text:p>CHAN_PID_GOAL_SCALE <text:s/>BAND_SCALE_FACTOR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2">
          <table:table-cell table:style-name="ce2" office:value-type="float" office:value="250">
            <text:p>250</text:p>
          </table:table-cell>
          <table:table-cell table:style-name="ce6" office:value-type="string">
            <text:p>ACQD_SET_NICE_VALUE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ested 'by hand'. <text:s/>Must respawn to take effect.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6" office:value-type="string">
            <text:p>EVENTD_MATCH_GPS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Event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4">
          <table:table-cell table:style-name="ce2" office:value-type="float" office:value="254">
            <text:p>254</text:p>
          </table:table-cell>
          <table:table-cell table:style-name="ce6" office:value-type="string">
            <text:p>PLAYBACKD_COMMAND</text:p>
          </table:table-cell>
          <table:table-cell table:style-name="ce34" table:number-columns-repeated="2"/>
          <table:table-cell table:style-name="ce9"/>
          <table:table-cell table:style-name="ce13" office:value-type="string">
            <text:p>Playbackd.config</text:p>
          </table:table-cell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6" table:number-rows-repeated="2">
          <table:table-cell table:style-name="ce2"/>
          <table:table-cell table:style-name="ce6"/>
          <table:table-cell table:style-name="ce34" table:number-columns-repeated="2"/>
          <table:table-cell table:style-name="ce9"/>
          <table:table-cell table:style-name="ce13"/>
          <table:table-cell table:style-name="ce14" table:number-columns-repeated="3"/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1"/>
        </table:table-row>
        <table:table-row table:style-name="ro6">
          <table:table-cell table:style-name="ce3"/>
          <table:table-cell table:style-name="Default"/>
          <table:table-cell table:style-name="ce31" table:number-columns-repeated="2"/>
          <table:table-cell table:style-name="ce10"/>
          <table:table-cell table:style-name="Default" table:number-columns-repeated="251"/>
        </table:table-row>
        <table:table-row table:style-name="ro6" table:number-rows-repeated="65437">
          <table:table-cell table:number-columns-repeated="256"/>
        </table:table-row>
        <table:table-row table:style-name="ro6">
          <table:table-cell table:number-columns-repeated="256"/>
        </table:table-row>
      </table:table>
      <table:database-ranges>
        <table:database-range table:target-range-address="'Hang Test'.A1:'Hang Test'.O97">
          <table:sort>
            <table:sort-by table:field-number="4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$</number:text>
    </number:number-style>
    <number:number-style style:name="N108">
      <number:text>-</number:text>
      <number:number number:decimal-places="0" number:min-integer-digits="1" number:grouping="true"/>
      <number:text> $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$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$</number:text>
    </number:number-style>
    <number:number-style style:name="N111">
      <number:text>-</number:text>
      <number:number number:decimal-places="2" number:min-integer-digits="1" number:grouping="true"/>
      <number:text> $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$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12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number number:decimal-places="0" number:min-integer-digits="1" number:grouping="true"/>
      <number:text> $ </number:text>
    </number:number-style>
    <number:number-style style:name="N120P1" style:volatile="true">
      <number:text>-</number:text>
      <number:number number:decimal-places="0" number:min-integer-digits="1" number:grouping="true"/>
      <number:text> $ </number:text>
    </number:number-style>
    <number:number-style style:name="N120P2" style:volatile="true">
      <number:text> - $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2" number:min-integer-digits="1" number:grouping="true"/>
      <number:text>    </number:text>
    </number:number-style>
    <number:number-style style:name="N124P1" style:volatile="true">
      <number:text>-</number:text>
      <number:number number:decimal-places="2" number:min-integer-digits="1" number:grouping="true"/>
      <number:text>    </number:text>
    </number:number-style>
    <number:number-style style:name="N124P2" style:volatile="true">
      <number:text> -</number:text>
      <number:number number:decimal-places="0" number:min-integer-digits="0"/>
      <number:text>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$ </number:text>
    </number:number-style>
    <number:number-style style:name="N128P1" style:volatile="true">
      <number:text>-</number:text>
      <number:number number:decimal-places="2" number:min-integer-digits="1" number:grouping="true"/>
      <number:text> $ </number:text>
    </number:number-style>
    <number:number-style style:name="N128P2" style:volatile="true">
      <number:text> -</number:text>
      <number:number number:decimal-places="0" number:min-integer-digits="0"/>
      <number:text> $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3"/>
    </number:number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7">12/07/2006</text:date>, <text:time>19:1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mdList" style:display-name="PageStyle_cmdList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2T12:58:09</meta:creation-date>
    <dc:creator>Jim Beatty</dc:creator>
    <dc:date>2006-12-07T19:16:44</dc:date>
    <meta:print-date>1601-01-01T23:00:00</meta:print-date>
    <dc:language>en-US</dc:language>
    <meta:editing-cycles>11</meta:editing-cycles>
    <meta:editing-duration>P11DT7H41M26S</meta:editing-duration>
    <meta:user-defined meta:name="Info 1"/>
    <meta:user-defined meta:name="Info 2"/>
    <meta:user-defined meta:name="Info 3"/>
    <meta:user-defined meta:name="Info 4"/>
    <meta:document-statistic meta:table-count="4" meta:cell-count="1679"/>
  </office:meta>
</office:document-meta>
</file>